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19125cm" style:use-optimal-column-width="true"/>
    </style:style>
    <style:style style:name="co2" style:family="table-column">
      <style:table-column-properties fo:break-before="auto" style:column-width="2.03729166666667cm" style:use-optimal-column-width="true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7.17020833333333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cabang</text:p>
          </table:table-cell>
          <table:table-cell office:value-type="string" table:style-name="ce1">
            <text:p>nip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jen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dati 1</text:p>
          </table:table-cell>
          <table:table-cell office:value-type="float" office:value="1988391015" table:style-name="ce1">
            <text:p>1988391015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Rizal Arifin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Candi 1</text:p>
          </table:table-cell>
          <table:table-cell office:value-type="float" office:value="1792170265" table:style-name="ce1">
            <text:p>1792170265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NURUL HIDAYAT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Pahlawan 1</text:p>
          </table:table-cell>
          <table:table-cell office:value-type="float" office:value="2197560055" table:style-name="ce1">
            <text:p>2197560055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ALMAS GHASSANI RURKY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ateway 1</text:p>
          </table:table-cell>
          <table:table-cell office:value-type="float" office:value="1390070324" table:style-name="ce1">
            <text:p>1390070324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ROUF SUHARTANTO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ateway 1</text:p>
          </table:table-cell>
          <table:table-cell office:value-type="float" office:value="1491010350" table:style-name="ce1">
            <text:p>1491010350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JUWITA MAYANG TRISNAWAT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Pahlawan 1</text:p>
          </table:table-cell>
          <table:table-cell office:value-type="float" office:value="1289010842" table:style-name="ce1">
            <text:p>1289010842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DENY HENDRA SETIAWAN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rabaya Bandara Juanda 1</text:p>
          </table:table-cell>
          <table:table-cell office:value-type="float" office:value="2094560094" table:style-name="ce1">
            <text:p>2094560094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AULIA DARMAWAN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Candi 1</text:p>
          </table:table-cell>
          <table:table-cell office:value-type="float" office:value="2098560016" table:style-name="ce1">
            <text:p>2098560016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NURUL BAGUS WIRANTO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1</text:p>
          </table:table-cell>
          <table:table-cell office:value-type="float" office:value="2096560013" table:style-name="ce1">
            <text:p>2096560013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EPRIN FADHILLAH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Pasar Porong 1</text:p>
          </table:table-cell>
          <table:table-cell office:value-type="float" office:value="1790270445" table:style-name="ce1">
            <text:p>1790270445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FRENDIKA EKO KARYANTO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1</text:p>
          </table:table-cell>
          <table:table-cell office:value-type="float" office:value="1387010975" table:style-name="ce1">
            <text:p>1387010975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AINUN JARIYAH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rabaya Bandara Juanda 1</text:p>
          </table:table-cell>
          <table:table-cell office:value-type="float" office:value="1990390139" table:style-name="ce1">
            <text:p>1990390139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SATRIYA ISMUJATI PRAMANTO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panjang 1</text:p>
          </table:table-cell>
          <table:table-cell office:value-type="float" office:value="1995390486" table:style-name="ce1">
            <text:p>1995390486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IKA DEWI PURWANT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ateway 1</text:p>
          </table:table-cell>
          <table:table-cell office:value-type="float" office:value="1898390510" table:style-name="ce1">
            <text:p>1898390510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SHAVIRA EVAN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rabaya Bandara Juanda 1</text:p>
          </table:table-cell>
          <table:table-cell office:value-type="float" office:value="2095560109" table:style-name="ce1">
            <text:p>2095560109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Anisah Sumard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panjang 1</text:p>
          </table:table-cell>
          <table:table-cell office:value-type="float" office:value="1381010329" table:style-name="ce1">
            <text:p>1381010329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YENI PURWATININGRUM SH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dati 1</text:p>
          </table:table-cell>
          <table:table-cell office:value-type="float" office:value="1486071119" table:style-name="ce1">
            <text:p>1486071119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DHEKA KOESENDRATNO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M Sidoarjo Kota 1</text:p>
          </table:table-cell>
          <table:table-cell office:value-type="float" office:value="1895390092" table:style-name="ce1">
            <text:p>1895390092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Eka Fitria Wulandar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edangan 1</text:p>
          </table:table-cell>
          <table:table-cell office:value-type="float" office:value="2193560085" table:style-name="ce1">
            <text:p>2193560085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AGUNG TRILAKSONO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ateway 1</text:p>
          </table:table-cell>
          <table:table-cell office:value-type="float" office:value="2195560132" table:style-name="ce1">
            <text:p>2195560132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VERICA PUTRI RAHMA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Sepanjang Kota 1</text:p>
          </table:table-cell>
          <table:table-cell office:value-type="float" office:value="1888390499" table:style-name="ce1">
            <text:p>1888390499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Saiful Arifin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dati 1</text:p>
          </table:table-cell>
          <table:table-cell office:value-type="float" office:value="1996390145" table:style-name="ce1">
            <text:p>1996390145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Mochammad Yanuar Firrizky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Krian 1</text:p>
          </table:table-cell>
          <table:table-cell office:value-type="float" office:value="1889390098" table:style-name="ce1">
            <text:p>1889390098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SAIFUR RAHMAN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panjang 1</text:p>
          </table:table-cell>
          <table:table-cell office:value-type="float" office:value="1788270290" table:style-name="ce1">
            <text:p>1788270290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RISKA NOVARIYANT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rabaya Bandara Juanda 1</text:p>
          </table:table-cell>
          <table:table-cell office:value-type="float" office:value="783011490" table:style-name="ce1">
            <text:p>783011490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MOCH SAIFUL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Pahlawan 1</text:p>
          </table:table-cell>
          <table:table-cell office:value-type="float" office:value="1484070116" table:style-name="ce1">
            <text:p>1484070116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EKA YUNI KUSUMA NINGRUM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1</text:p>
          </table:table-cell>
          <table:table-cell office:value-type="float" office:value="1998390728" table:style-name="ce1">
            <text:p>1998390728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DONDA SL PANJAITAN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Krian 1</text:p>
          </table:table-cell>
          <table:table-cell office:value-type="float" office:value="2192560094" table:style-name="ce1">
            <text:p>2192560094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NUKMAN MARADAN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Candi 1</text:p>
          </table:table-cell>
          <table:table-cell office:value-type="float" office:value="2190560093" table:style-name="ce1">
            <text:p>2190560093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BAHTIAR RAMADHAN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edangan 1</text:p>
          </table:table-cell>
          <table:table-cell office:value-type="float" office:value="1990390352" table:style-name="ce1">
            <text:p>1990390352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WINA KARTIKASARI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dati 1</text:p>
          </table:table-cell>
          <table:table-cell office:value-type="float" office:value="2094560061" table:style-name="ce1">
            <text:p>2094560061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DWINTHA ARGADIANI AGFA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edangan 1</text:p>
          </table:table-cell>
          <table:table-cell office:value-type="float" office:value="1989390924" table:style-name="ce1">
            <text:p>1989390924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JOUHAR TAUFIQURROHMAN</text:p>
          </table:table-cell>
          <table:table-cell office:value-type="string" table:style-name="ce1">
            <text:p>SG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M Sidoarjo Kota 1</text:p>
          </table:table-cell>
          <table:table-cell office:value-type="float" office:value="1794270286" table:style-name="ce1">
            <text:p>1794270286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Joni Adi Wibow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Pasar Porong 1</text:p>
          </table:table-cell>
          <table:table-cell office:value-type="float" office:value="1890390709" table:style-name="ce1">
            <text:p>1890390709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ANGGIE IKA RAHMAYATI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panjang 1</text:p>
          </table:table-cell>
          <table:table-cell office:value-type="float" office:value="1686270149" table:style-name="ce1">
            <text:p>1686270149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Muchamad Nur Qomari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edangan 1</text:p>
          </table:table-cell>
          <table:table-cell office:value-type="float" office:value="1082700284" table:style-name="ce1">
            <text:p>1082700284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DANANG PERMANA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Krian 1</text:p>
          </table:table-cell>
          <table:table-cell office:value-type="float" office:value="1087700005" table:style-name="ce1">
            <text:p>1087700005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FIRMAN AWALUDIN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Candi 1</text:p>
          </table:table-cell>
          <table:table-cell office:value-type="float" office:value="1589010172" table:style-name="ce1">
            <text:p>1589010172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Danny Setiawan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dati 1</text:p>
          </table:table-cell>
          <table:table-cell office:value-type="float" office:value="1792270458" table:style-name="ce1">
            <text:p>1792270458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MOH SYAIFUL ROHMAN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Pasar Porong 1</text:p>
          </table:table-cell>
          <table:table-cell office:value-type="float" office:value="1791270401" table:style-name="ce1">
            <text:p>1791270401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RISMA NORA PUJITYASTUTI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ateway 1</text:p>
          </table:table-cell>
          <table:table-cell office:value-type="float" office:value="1184700352" table:style-name="ce1">
            <text:p>1184700352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IVAN ERLANGGA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M Sidoarjo Tulangan 1</text:p>
          </table:table-cell>
          <table:table-cell office:value-type="float" office:value="1193070612" table:style-name="ce1">
            <text:p>1193070612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ALFIAN HAQ MALIKUL MULKI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Sukodono 1</text:p>
          </table:table-cell>
          <table:table-cell office:value-type="float" office:value="1590010801" table:style-name="ce1">
            <text:p>1590010801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Suci kurnia Ramadhani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Krian 1</text:p>
          </table:table-cell>
          <table:table-cell office:value-type="float" office:value="1688270069" table:style-name="ce1">
            <text:p>1688270069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SYAIFUL BAKRI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M Sidoarjo Tulangan 1</text:p>
          </table:table-cell>
          <table:table-cell office:value-type="float" office:value="1793270285" table:style-name="ce1">
            <text:p>1793270285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HART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Pahlawan 1</text:p>
          </table:table-cell>
          <table:table-cell office:value-type="float" office:value="981100636" table:style-name="ce1">
            <text:p>981100636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BILLY ARYA SAPUTRA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1</text:p>
          </table:table-cell>
          <table:table-cell office:value-type="float" office:value="1380070034" table:style-name="ce1">
            <text:p>1380070034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AMRIN NADIF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Sepanjang Kota 1</text:p>
          </table:table-cell>
          <table:table-cell office:value-type="float" office:value="2091560008" table:style-name="ce1">
            <text:p>2091560008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Achmat Khoiridho Al Amin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Sepanjang Kota 1</text:p>
          </table:table-cell>
          <table:table-cell office:value-type="float" office:value="1889390710" table:style-name="ce1">
            <text:p>1889390710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Bagus Tansa Trisna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Pahlawan 1</text:p>
          </table:table-cell>
          <table:table-cell office:value-type="float" office:value="1589010174" table:style-name="ce1">
            <text:p>1589010174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Harion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Sukodono 1</text:p>
          </table:table-cell>
          <table:table-cell office:value-type="float" office:value="1487070859" table:style-name="ce1">
            <text:p>1487070859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sadi suhada irfan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M Sidoarjo Tulangan 1</text:p>
          </table:table-cell>
          <table:table-cell office:value-type="float" office:value="1691270056" table:style-name="ce1">
            <text:p>1691270056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GURUH HADI SAPUTRA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Sepanjang Kota 1</text:p>
          </table:table-cell>
          <table:table-cell office:value-type="float" office:value="1992390689" table:style-name="ce1">
            <text:p>1992390689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MARISATUS SOBIR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P MMU Sidoarjo Sukodono 1</text:p>
          </table:table-cell>
          <table:table-cell office:value-type="float" office:value="1489070851" table:style-name="ce1">
            <text:p>1489070851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DICKY MUJIHASTOM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1</text:p>
          </table:table-cell>
          <table:table-cell office:value-type="float" office:value="1897390661" table:style-name="ce1">
            <text:p>1897390661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MUHAMMAD WAHYU PAMUJI MAHENDRA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panjang 1</text:p>
          </table:table-cell>
          <table:table-cell office:value-type="float" office:value="2094560133" table:style-name="ce1">
            <text:p>2094560133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EKA APRILIA SUGIARTI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Gedangan 1</text:p>
          </table:table-cell>
          <table:table-cell office:value-type="float" office:value="2196560143" table:style-name="ce1">
            <text:p>2196560143</text:p>
          </table:table-cell>
          <table:table-cell office:value-type="string" table:style-name="ce1">
            <text:p>TRAINEE</text:p>
          </table:table-cell>
          <table:table-cell office:value-type="string" table:style-name="ce1">
            <text:p>DWI HENDRO PURWOK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Candi 1</text:p>
          </table:table-cell>
          <table:table-cell office:value-type="float" office:value="1381070185" table:style-name="ce1">
            <text:p>1381070185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Heru Teguh Sucahy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M Sidoarjo Kota 1</text:p>
          </table:table-cell>
          <table:table-cell office:value-type="float" office:value="2197560083" table:style-name="ce1">
            <text:p>2197560083</text:p>
          </table:table-cell>
          <table:table-cell office:value-type="string" table:style-name="ce1">
            <text:p>TRAINEE</text:p>
          </table:table-cell>
          <table:table-cell office:value-type="string" table:style-name="ce1">
            <text:p>ALVIAN FERRY MAHANDI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rabaya Bandara Juanda 1</text:p>
          </table:table-cell>
          <table:table-cell office:value-type="float" office:value="1993390111" table:style-name="ce1">
            <text:p>1993390111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RAMADHITYA HANNING PRAKOS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Sepanjang 1</text:p>
          </table:table-cell>
          <table:table-cell office:value-type="float" office:value="1283070037" table:style-name="ce1">
            <text:p>1283070037</text:p>
          </table:table-cell>
          <table:table-cell office:value-type="string" table:style-name="ce1">
            <text:p>EXECUTIVE</text:p>
          </table:table-cell>
          <table:table-cell office:value-type="string" table:style-name="ce1">
            <text:p>BASORI HARYONO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M Sidoarjo Kota 1</text:p>
          </table:table-cell>
          <table:table-cell office:value-type="float" office:value="1790270031" table:style-name="ce1">
            <text:p>1790270031</text:p>
          </table:table-cell>
          <table:table-cell office:value-type="string" table:style-name="ce1">
            <text:p>SENIOR</text:p>
          </table:table-cell>
          <table:table-cell office:value-type="string" table:style-name="ce1">
            <text:p>Andre B Setyawan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arjo Krian 1</text:p>
          </table:table-cell>
          <table:table-cell office:value-type="float" office:value="2197560027" table:style-name="ce1">
            <text:p>2197560027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RAYNALDI FAUZAN AKBAR</text:p>
          </table:table-cell>
          <table:table-cell office:value-type="string" table:style-name="ce1">
            <text:p>SGP</text:p>
          </table:table-cell>
          <table:table-cell table:number-columns-repeated="16379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orion</meta:initial-creator>
    <dc:creator>orion</dc:creator>
    <meta:creation-date>2022-02-13T13:01:01Z</meta:creation-date>
    <dc:date>2022-02-13T13:07:28Z</dc:date>
  </office:meta>
</office:document-meta>
</file>